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nd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text:span>It is used to terminate the execution of a Flow.</text:span></text:p><text:p text:style-name="Standard"/><text:p text:style-name="Standard"><text:span>If it is inside the page, it means the end of the application execution. If it is a </text:span><text:span text:style-name="T1">Dashboard</text:span><text:span> project that is executed within the project editor, this means switching from </text:span><text:span text:style-name="T1">Run</text:span><text:span> mode to </text:span><text:span text:style-name="T1">Edit</text:span><text:span> mode. 
If it is a </text:span><text:span text:style-name="T1">Dashboard</text:span><text:span> running on the instrument, the execution will be interrupted and a </text:span><text:span text:style-name="T1">Start</text:span><text:span> button will appear with which the </text:span><text:span text:style-name="T1">Dasboard</text:span><text:span> can be restarted.
If it is </text:span><text:span text:style-name="T1">Dashboard</text:span><text:span> as a standalone application then the application will be closed.</text:span></text:p><text:p text:style-name="Standard"/><text:p text:style-name="Standard"><text:span>If it is used within a User action, it means the end of the execution of the User action and the activation of the standard sequence line at the point where the User action was called.</text:span></text:p><text:p text:style-name="Standard"/><text:p text:style-name="Standard"><text:span>This Action has no effect if it is inside a User widget in Flow.</text:span></text:p><text:p text:style-name="Standard"/>

            
                <text:list xml:id="list_End2" text:continue-numbering="true" text:continue-list="list_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nd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nd6" text:continue-numbering="true" text:continue-list="list_End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nd7" text:continue-numbering="true" text:continue-list="list_End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nd8" text:continue-numbering="true" text:continue-list="list_End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nd9" text:continue-numbering="true" text:continue-list="list_En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nd3" text:continue-numbering="true" text:continue-list="list_End2" text:style-name="Outline">
                    <text:list-item>
                        <text:list>
                            <text:list-item>
                                <text:h text:style-name="Heading_20_2" text:outline-level="2">Inputs</text:h>
                            </text:list-item>
                        </text:list>
                    </text:list-item>
                </text:list>

                
                            <text:list xml:id="list_End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End4" text:continue-numbering="true" text:continue-list="list_End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